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F6000003092EE7DBFA4E068F6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-0.159cm" svg:y="3.201cm" svg:width="17cm" svg:height="8.655cm" draw:z-index="0"><draw:image xlink:href="Pictures/10000001000005F6000003092EE7DBFA4E068F6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01T08:57:32.511000000</meta:creation-date>
    <dc:date>2022-12-01T08:58:00.311000000</dc:date>
    <meta:editing-duration>PT28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4.1.2$Windows_X86_64 LibreOffice_project/3c58a8f3a960df8bc8fd77b461821e42c061c5f0</meta:generator>
  </office:meta>
</office:document-meta>
</file>